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066in" table:align="left"/>
    </style:style>
    <style:style style:name="Table1.A" style:family="table-column">
      <style:table-column-properties style:column-width="0.8056in"/>
    </style:style>
    <style:style style:name="Table1.B" style:family="table-column">
      <style:table-column-properties style:column-width="1.260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text-align="end" style:justify-single-word="false" style:writing-mode="rl-tb"/>
    </style:style>
    <style:style style:name="P2" style:family="paragraph" style:parent-style-name="Heading_20_2">
      <style:paragraph-properties fo:text-align="end" style:justify-single-word="false" style:writing-mode="rl-tb"/>
    </style:style>
    <style:style style:name="P3" style:family="paragraph" style:parent-style-name="Preformatted_20_Text">
      <style:paragraph-properties fo:margin-top="0in" fo:margin-bottom="0.1965in" style:contextual-spacing="false" fo:text-align="end" style:justify-single-word="false" style:writing-mode="rl-tb"/>
    </style:style>
    <style:style style:name="P4" style:family="paragraph" style:parent-style-name="Text_20_body">
      <style:paragraph-properties fo:text-align="end" style:justify-single-word="false" style:writing-mode="rl-tb"/>
    </style:style>
    <style:style style:name="P5" style:family="paragraph" style:parent-style-name="Text_20_body" style:list-style-name="L1">
      <style:paragraph-properties fo:text-align="end" style:justify-single-word="false" style:writing-mode="rl-tb"/>
    </style:style>
    <style:style style:name="P6" style:family="paragraph" style:parent-style-name="Preformatted_20_Text">
      <style:paragraph-properties fo:text-align="end" style:justify-single-word="false" style:writing-mode="rl-tb"/>
    </style:style>
    <style:style style:name="P7" style:family="paragraph" style:parent-style-name="Text_20_body" style:list-style-name="L2">
      <style:paragraph-properties fo:text-align="end" style:justify-single-word="false" style:writing-mode="rl-tb"/>
    </style:style>
    <style:style style:name="P8" style:family="paragraph" style:parent-style-name="Quotations">
      <style:paragraph-properties fo:text-align="end" style:justify-single-word="false" style:writing-mode="rl-tb"/>
    </style:style>
    <style:style style:name="P9" style:family="paragraph" style:parent-style-name="Text_20_body" style:list-style-name="L3">
      <style:paragraph-properties fo:text-align="end" style:justify-single-word="false" style:writing-mode="rl-tb"/>
    </style:style>
    <style:style style:name="P10" style:family="paragraph" style:parent-style-name="Text_20_body" style:list-style-name="L4">
      <style:paragraph-properties fo:text-align="end" style:justify-single-word="false" style:writing-mode="rl-tb"/>
    </style:style>
    <style:style style:name="P11" style:family="paragraph" style:parent-style-name="Preformatted_20_Text">
      <style:paragraph-properties fo:margin-top="0in" fo:margin-bottom="0.1965in" style:contextual-spacing="false" fo:text-align="end" style:justify-single-word="false" style:writing-mode="rl-tb"/>
      <style:text-properties officeooo:paragraph-rsid="0007ae76"/>
    </style:style>
    <style:style style:name="P12" style:family="paragraph" style:parent-style-name="Text_20_body">
      <style:paragraph-properties fo:text-align="end" style:justify-single-word="false" style:writing-mode="rl-tb"/>
      <style:text-properties officeooo:paragraph-rsid="0007ae76"/>
    </style:style>
    <style:style style:name="P13" style:family="paragraph" style:parent-style-name="Text_20_body" style:list-style-name="L5">
      <style:paragraph-properties fo:text-align="end" style:justify-single-word="false" style:writing-mode="rl-tb"/>
    </style:style>
    <style:style style:name="P14" style:family="paragraph" style:parent-style-name="Text_20_body" style:list-style-name="L6">
      <style:paragraph-properties fo:text-align="end" style:justify-single-word="false" style:writing-mode="rl-tb"/>
    </style:style>
    <style:style style:name="P15" style:family="paragraph" style:parent-style-name="Text_20_body" style:list-style-name="L7">
      <style:paragraph-properties fo:text-align="end" style:justify-single-word="false" style:writing-mode="rl-tb"/>
    </style:style>
    <style:style style:name="P16" style:family="paragraph" style:parent-style-name="Text_20_body" style:list-style-name="L8">
      <style:paragraph-properties fo:text-align="end" style:justify-single-word="false" style:writing-mode="rl-tb"/>
    </style:style>
    <style:style style:name="P17" style:family="paragraph" style:parent-style-name="Table_20_Heading">
      <style:paragraph-properties fo:text-align="end" style:justify-single-word="false" style:writing-mode="rl-tb"/>
    </style:style>
    <style:style style:name="P18" style:family="paragraph" style:parent-style-name="Table_20_Contents">
      <style:paragraph-properties fo:text-align="end" style:justify-single-word="false" style:writing-mode="rl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/>قراءة المخطط (من اليسار إلى اليمين)</text:h>
      <text:h text:style-name="P2" text:outline-level="2"><text:s/>Input Stage — إدخال النطاق</text:h>
      <text:p text:style-name="P3"><text:span text:style-name="Source_20_Text">Domains / IPs / Cloud Accounts</text:span></text:p>
      <text:p text:style-name="P4"><text:s/>المستخدم أو النظام يعطي:</text:p>
      <text:list text:style-name="L1">
        <text:list-item>
          <text:p text:style-name="P5">domain رئيسي (example.com)</text:p>
        </text:list-item>
        <text:list-item>
          <text:p text:style-name="P5">أو IP Range</text:p>
        </text:list-item>
        <text:list-item>
          <text:p text:style-name="P5">أو Cloud Account</text:p>
        </text:list-item>
      </text:list>
      <text:p text:style-name="P4"><text:s/>هذه هي <text:span text:style-name="Strong_20_Emphasis">نقطة البداية الرسمية</text:span></text:p>
      <text:h text:style-name="P2" text:outline-level="2">Discovery Stage — الاكتشاف</text:h>
      <text:p text:style-name="P6"><text:span text:style-name="Source_20_Text">DNS Scan</text:span></text:p>
      <text:p text:style-name="P6"><text:span text:style-name="Source_20_Text">Subdomain Enumeration</text:span></text:p>
      <text:p text:style-name="P6"><text:span text:style-name="Source_20_Text">Port Scanning</text:span></text:p>
      <text:p text:style-name="P3"><text:span text:style-name="Source_20_Text">Service Fingerprinting</text:span></text:p>
      <text:p text:style-name="P4"><text:s/>هنا يعمل النظام كـ <text:span text:style-name="Strong_20_Emphasis">Scanner ذكي</text:span></text:p>
      <text:list text:style-name="L2">
        <text:list-item>
          <text:p text:style-name="P7">يبحث</text:p>
        </text:list-item>
        <text:list-item>
          <text:p text:style-name="P7">يجمع</text:p>
        </text:list-item>
        <text:list-item>
          <text:p text:style-name="P7">لا يحكم</text:p>
        </text:list-item>
      </text:list>
      <text:p text:style-name="P4"><text:s/>الناتج:</text:p>
      <text:p text:style-name="P8">Raw Assets (بيانات خام)</text:p>
      <text:h text:style-name="P2" text:outline-level="2"><text:s/>Normalization &amp; Processing — المعالجة</text:h>
      <text:p text:style-name="P6"><text:span text:style-name="Source_20_Text">Normalize</text:span></text:p>
      <text:p text:style-name="P6"><text:span text:style-name="Source_20_Text">Remove Duplicates</text:span></text:p>
      <text:p text:style-name="P3"><text:span text:style-name="Source_20_Text">Categorize Assets</text:span></text:p>
      <text:p text:style-name="P4"><text:s/>هنا يبدأ الذكاء:</text:p>
      <text:list text:style-name="L3">
        <text:list-item>
          <text:p text:style-name="P9">إزالة التكرار</text:p>
        </text:list-item>
        <text:list-item>
          <text:p text:style-name="P9">توحيد الصيغة</text:p>
        </text:list-item>
        <text:list-item>
          <text:p text:style-name="P9"><text:soft-page-break/>تصنيف الأصل</text:p>
        </text:list-item>
      </text:list>
      <text:p text:style-name="P4"><text:s/>بدون هذه المرحلة → بيانات فوضوية</text:p>
      <text:h text:style-name="P2" text:outline-level="2">Asset Inventory — التخزين</text:h>
      <text:p text:style-name="P3"><text:span text:style-name="Source_20_Text">Central Asset Database</text:span></text:p>
      <text:p text:style-name="P4">يتم حفظ:</text:p>
      <text:list text:style-name="L4">
        <text:list-item>
          <text:p text:style-name="P10">كل أصل</text:p>
        </text:list-item>
        <text:list-item>
          <text:p text:style-name="P10">حالته</text:p>
        </text:list-item>
        <text:list-item>
          <text:p text:style-name="P10">تاريخ ظهوره</text:p>
        </text:list-item>
      </text:list>
      <text:p text:style-name="P4"><text:s/>هذا هو <text:span text:style-name="Strong_20_Emphasis">قلب القيمة التجارية</text:span></text:p>
      <text:h text:style-name="P2" text:outline-level="2">Change Detection — المقارنة</text:h>
      <text:p text:style-name="P11"><text:span text:style-name="Source_20_Text">Previous State vs Current State</text:span></text:p>
      <text:p text:style-name="P12"><text:s/>النظام يسأل:</text:p>
      <text:list text:style-name="L5">
        <text:list-item>
          <text:p text:style-name="P13">هل هذا أصل جديد؟</text:p>
        </text:list-item>
        <text:list-item>
          <text:p text:style-name="P13">هل اختفى أصل؟</text:p>
        </text:list-item>
        <text:list-item>
          <text:p text:style-name="P13">هل تغير شيء؟</text:p>
        </text:list-item>
      </text:list>
      <text:p text:style-name="P4"><text:s/>هذه المرحلة تميز ASM عن scanners التقليدية</text:p>
      <text:h text:style-name="P2" text:outline-level="2"><text:s/>Risk Analysis — التحليل</text:h>
      <text:p text:style-name="P6"><text:span text:style-name="Source_20_Text">Exposure Level</text:span></text:p>
      <text:p text:style-name="P6"><text:span text:style-name="Source_20_Text">Criticality</text:span></text:p>
      <text:p text:style-name="P3"><text:span text:style-name="Source_20_Text">Context</text:span></text:p>
      <text:p text:style-name="P4"><text:s/>النظام يقرر:</text:p>
      <text:list text:style-name="L6">
        <text:list-item>
          <text:p text:style-name="P14">هذا خطر عالي</text:p>
        </text:list-item>
        <text:list-item>
          <text:p text:style-name="P14">هذا عادي</text:p>
        </text:list-item>
        <text:list-item>
          <text:p text:style-name="P14">هذا حساس</text:p>
        </text:list-item>
      </text:list>
      <text:p text:style-name="P4"><text:s/>ليس كل شيء خطر</text:p>
      <text:h text:style-name="P2" text:outline-level="2"><text:soft-page-break/><text:s/>Alerting — التنبيه</text:h>
      <text:p text:style-name="P6"><text:span text:style-name="Source_20_Text">Dashboards</text:span></text:p>
      <text:p text:style-name="P6"><text:span text:style-name="Source_20_Text">Notifications</text:span></text:p>
      <text:p text:style-name="P3"><text:span text:style-name="Source_20_Text">Reports</text:span></text:p>
      <text:p text:style-name="P4"><text:s/>عند وجود خطر:</text:p>
      <text:list text:style-name="L7">
        <text:list-item>
          <text:p text:style-name="P15">تنبيه</text:p>
        </text:list-item>
        <text:list-item>
          <text:p text:style-name="P15">تسجيل</text:p>
        </text:list-item>
        <text:list-item>
          <text:p text:style-name="P15">عرض للمستخدم</text:p>
        </text:list-item>
      </text:list>
      <text:h text:style-name="P2" text:outline-level="2">Frontend — العرض</text:h>
      <text:p text:style-name="P6"><text:span text:style-name="Source_20_Text">Dashboard</text:span></text:p>
      <text:p text:style-name="P6"><text:span text:style-name="Source_20_Text">Asset View</text:span></text:p>
      <text:p text:style-name="P3"><text:span text:style-name="Source_20_Text">Risk Timeline</text:span></text:p>
      <text:p text:style-name="P4"><text:s/>المستخدم يرى:</text:p>
      <text:list text:style-name="L8">
        <text:list-item>
          <text:p text:style-name="P16">الوضع الحالي</text:p>
        </text:list-item>
        <text:list-item>
          <text:p text:style-name="P16">التغيرات</text:p>
        </text:list-item>
        <text:list-item>
          <text:p text:style-name="P16">المخاطر</text:p>
        </text:list-item>
      </text:list>
      <text:h text:style-name="P1" text:outline-level="1"><text:s/>ربط المخطط بهيكليتك الحالية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7">المرحلة</text:p>
            </table:table-cell>
            <table:table-cell table:style-name="Table1.A1" office:value-type="string">
              <text:p text:style-name="P17">مجلد المشروع</text:p>
            </table:table-cell>
          </table:table-row>
        </table:table-header-rows>
        <table:table-row>
          <table:table-cell table:style-name="Table1.A1" office:value-type="string">
            <text:p text:style-name="P18">Input</text:p>
          </table:table-cell>
          <table:table-cell table:style-name="Table1.A1" office:value-type="string">
            <text:p text:style-name="P18">frontend</text:p>
          </table:table-cell>
        </table:table-row>
        <table:table-row>
          <table:table-cell table:style-name="Table1.A1" office:value-type="string">
            <text:p text:style-name="P18">Discovery</text:p>
          </table:table-cell>
          <table:table-cell table:style-name="Table1.A1" office:value-type="string">
            <text:p text:style-name="P18">core/discovery</text:p>
          </table:table-cell>
        </table:table-row>
        <table:table-row>
          <table:table-cell table:style-name="Table1.A1" office:value-type="string">
            <text:p text:style-name="P18">Processing</text:p>
          </table:table-cell>
          <table:table-cell table:style-name="Table1.A1" office:value-type="string">
            <text:p text:style-name="P18">core/diff_engine</text:p>
          </table:table-cell>
        </table:table-row>
        <table:table-row>
          <table:table-cell table:style-name="Table1.A1" office:value-type="string">
            <text:p text:style-name="P18">Inventory</text:p>
          </table:table-cell>
          <table:table-cell table:style-name="Table1.A1" office:value-type="string">
            <text:p text:style-name="P18">models</text:p>
          </table:table-cell>
        </table:table-row>
        <table:table-row>
          <table:table-cell table:style-name="Table1.A1" office:value-type="string">
            <text:p text:style-name="P18">Risk</text:p>
          </table:table-cell>
          <table:table-cell table:style-name="Table1.A1" office:value-type="string">
            <text:p text:style-name="P18">core/risk_scoring</text:p>
          </table:table-cell>
        </table:table-row>
        <table:table-row>
          <table:table-cell table:style-name="Table1.A1" office:value-type="string">
            <text:p text:style-name="P18">API</text:p>
          </table:table-cell>
          <table:table-cell table:style-name="Table1.A1" office:value-type="string">
            <text:p text:style-name="P18">app/api</text:p>
          </table:table-cell>
        </table:table-row>
        <table:table-row>
          <table:table-cell table:style-name="Table1.A1" office:value-type="string">
            <text:p text:style-name="P18">UI</text:p>
          </table:table-cell>
          <table:table-cell table:style-name="Table1.A1" office:value-type="string">
            <text:p text:style-name="P18">fronten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8T15:32:55.451007494</meta:creation-date>
    <dc:date>2026-02-08T15:54:51.484664130</dc:date>
    <meta:editing-duration>PT11M40S</meta:editing-duration>
    <meta:editing-cycles>1</meta:editing-cycles>
    <meta:document-statistic meta:table-count="1" meta:image-count="0" meta:object-count="0" meta:page-count="3" meta:paragraph-count="84" meta:word-count="219" meta:character-count="1267" meta:non-whitespace-character-count="1129"/>
    <meta:generator>LibreOffice/25.2.3.2$Linux_X86_64 LibreOffice_project/520$Build-2</meta:generator>
  </office:meta>
</office:document-meta>
</file>